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dale Sans UI1" svg:font-family="'Andale Sans UI'"/>
    <style:font-face style:name="StarSymbol" svg:font-family="StarSymbol"/>
    <style:font-face style:name="Monospace" svg:font-family="Monospace" style:font-pitch="fixed"/>
    <style:font-face style:name="DejaVu Serif" svg:font-family="'DejaVu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line_20_indent">
      <style:paragraph-properties fo:margin-left="0cm" fo:margin-right="0cm" fo:text-indent="0cm" style:auto-text-indent="false">
        <style:tab-stops>
          <style:tab-stop style:position="3cm"/>
          <style:tab-stop style:position="7.999cm"/>
          <style:tab-stop style:position="14cm"/>
        </style:tab-stops>
      </style:paragraph-properties>
    </style:style>
    <style:style style:name="P3" style:family="paragraph" style:parent-style-name="First_20_line_20_indent">
      <style:paragraph-properties fo:margin-left="0cm" fo:margin-right="0cm" fo:text-indent="0cm" style:auto-text-indent="false"/>
      <style:text-properties style:text-position="super 58%" fo:font-size="12pt" style:font-size-asian="12pt" style:font-size-complex="12pt"/>
    </style:style>
    <style:style style:name="P4" style:family="paragraph" style:parent-style-name="First_20_line_20_indent">
      <style:paragraph-properties fo:margin-left="0cm" fo:margin-right="0cm" fo:text-indent="0cm" style:auto-text-indent="false">
        <style:tab-stops>
          <style:tab-stop style:position="3cm"/>
          <style:tab-stop style:position="7.999cm"/>
          <style:tab-stop style:position="14cm"/>
        </style:tab-stops>
      </style:paragraph-properties>
      <style:text-properties style:font-name="Nimbus Sans L"/>
    </style:style>
    <style:style style:name="P5" style:family="paragraph" style:parent-style-name="First_20_line_20_indent">
      <style:paragraph-properties fo:margin-left="0cm" fo:margin-right="0cm" fo:text-indent="0cm" style:auto-text-indent="false">
        <style:tab-stops>
          <style:tab-stop style:position="3cm"/>
          <style:tab-stop style:position="7.999cm"/>
          <style:tab-stop style:position="14cm"/>
        </style:tab-stops>
      </style:paragraph-properties>
      <style:text-properties style:font-name="Nimbus Sans L" style:font-name-asian="DejaVu Serif" style:font-name-complex="DejaVu Serif"/>
    </style:style>
    <style:style style:name="P6" style:family="paragraph" style:parent-style-name="First_20_line_20_indent">
      <style:paragraph-properties fo:margin-left="0cm" fo:margin-right="0cm" fo:text-indent="0cm" style:auto-text-indent="false">
        <style:tab-stops>
          <style:tab-stop style:position="3cm"/>
          <style:tab-stop style:position="7.5cm"/>
          <style:tab-stop style:position="12cm"/>
        </style:tab-stops>
      </style:paragraph-properties>
    </style:style>
    <style:style style:name="P7" style:family="paragraph" style:parent-style-name="First_20_line_20_indent">
      <style:paragraph-properties fo:margin-left="0cm" fo:margin-right="0cm" fo:text-indent="0cm" style:auto-text-indent="false"/>
      <style:text-properties style:text-position="0% 100%" fo:font-size="12pt" style:font-size-asian="12pt" style:font-size-complex="12pt"/>
    </style:style>
    <style:style style:name="P8" style:family="paragraph" style:parent-style-name="First_20_line_20_indent" style:master-page-name="">
      <style:paragraph-properties fo:margin-left="0cm" fo:margin-right="0cm" fo:text-indent="0cm" style:auto-text-indent="false" style:page-number="auto">
        <style:tab-stops>
          <style:tab-stop style:position="3cm"/>
          <style:tab-stop style:position="7.5cm"/>
          <style:tab-stop style:position="12cm"/>
        </style:tab-stops>
      </style:paragraph-properties>
    </style:style>
    <style:style style:name="P9" style:family="paragraph" style:parent-style-name="First_20_line_20_indent" style:master-page-name="">
      <style:paragraph-properties fo:margin-left="0cm" fo:margin-right="0cm" fo:hyphenation-ladder-count="no-limit" fo:text-indent="0cm" style:auto-text-indent="false" style:page-number="auto"/>
      <style:text-properties style:text-position="0% 100%" fo:font-size="12pt" style:font-size-asian="12pt" style:font-size-complex="12pt" fo:hyphenate="false" fo:hyphenation-remain-char-count="2" fo:hyphenation-push-char-count="2"/>
    </style:style>
    <style:style style:name="P10" style:family="paragraph" style:parent-style-name="Text_20_body" style:master-page-name="">
      <style:paragraph-properties style:page-number="auto" fo:keep-with-next="always"/>
    </style:style>
    <style:style style:name="P11" style:family="paragraph" style:parent-style-name="Text_20_body">
      <style:paragraph-properties fo:text-align="end" style:justify-single-word="false"/>
    </style:style>
    <style:style style:name="P12" style:family="paragraph" style:parent-style-name="Text_20_body">
      <style:text-properties style:text-position="0% 100%" fo:font-size="12pt" style:font-size-asian="12pt" style:font-size-complex="12pt"/>
    </style:style>
    <style:style style:name="P13" style:family="paragraph" style:parent-style-name="First_20_line_20_indent">
      <style:paragraph-properties fo:text-align="center" style:justify-single-word="false"/>
      <style:text-properties style:font-name="Nimbus Sans L" fo:font-size="11pt" fo:font-style="normal" style:font-size-asian="11pt" style:font-style-asian="normal" style:font-size-complex="11pt" style:font-style-complex="normal"/>
    </style:style>
    <style:style style:name="P14" style:family="paragraph" style:parent-style-name="Subtitle" style:master-page-name="">
      <style:paragraph-properties fo:margin-top="0cm" fo:margin-bottom="1cm" style:page-number="auto"/>
    </style:style>
    <style:style style:name="P15" style:family="paragraph" style:parent-style-name="Contents_20_1">
      <style:paragraph-properties>
        <style:tab-stops>
          <style:tab-stop style:position="16cm" style:type="right" style:leader-style="dotted" style:leader-text="."/>
        </style:tab-stops>
      </style:paragraph-properties>
    </style:style>
    <style:style style:name="P16" style:family="paragraph" style:parent-style-name="Text_20_body">
      <style:paragraph-properties fo:margin-top="1cm" fo:margin-bottom="0.21cm" fo:text-align="end" style:justify-single-word="false"/>
      <style:text-properties fo:font-weight="bold" style:font-weight-asian="bold" style:font-weight-complex="bold"/>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2">
      <style:paragraph-properties>
        <style:tab-stops>
          <style:tab-stop style:position="15.501cm" style:type="right" style:leader-style="dotted" style:leader-text="."/>
        </style:tab-stops>
      </style:paragraph-properties>
    </style:style>
    <style:style style:name="P19" style:family="paragraph" style:parent-style-name="Heading_20_3">
      <style:paragraph-properties fo:text-align="center" style:justify-single-word="false" fo:padding="0.049cm" fo:border="0.002cm solid #000000" style:shadow="#c0c0c0 0.101cm 0.101cm"/>
    </style:style>
    <style:style style:name="P20" style:family="paragraph" style:parent-style-name="Heading_20_3" style:master-page-name="">
      <style:paragraph-properties fo:text-align="center" style:justify-single-word="false" style:page-number="auto" fo:padding="0.049cm" fo:border="0.002cm solid #000000" style:shadow="#c0c0c0 0.101cm 0.101cm"/>
    </style:style>
    <style:style style:name="P21" style:family="paragraph" style:parent-style-name="First_20_line_20_indent" style:list-style-name="L3"/>
    <style:style style:name="P22" style:family="paragraph" style:parent-style-name="First_20_line_20_indent" style:list-style-name="L4"/>
    <style:style style:name="P23" style:family="paragraph" style:parent-style-name="First_20_line_20_indent" style:list-style-name="L5"/>
    <style:style style:name="P24" style:family="paragraph" style:parent-style-name="First_20_line_20_indent" style:list-style-name="L6"/>
    <style:style style:name="P25" style:family="paragraph" style:parent-style-name="First_20_line_20_indent" style:list-style-name="L7"/>
    <style:style style:name="P26" style:family="paragraph" style:parent-style-name="First_20_line_20_indent" style:list-style-name="L8"/>
    <style:style style:name="P27" style:family="paragraph" style:parent-style-name="First_20_line_20_indent" style:list-style-name="L9"/>
    <style:style style:name="P28" style:family="paragraph" style:parent-style-name="First_20_line_20_indent" style:list-style-name="L10"/>
    <style:style style:name="P29" style:family="paragraph" style:parent-style-name="First_20_line_20_indent" style:list-style-name="L1">
      <style:paragraph-properties fo:margin-left="0cm" fo:margin-right="0cm" fo:text-indent="0cm" style:auto-text-indent="false"/>
    </style:style>
    <style:style style:name="P30" style:family="paragraph" style:parent-style-name="First_20_line_20_indent" style:list-style-name="L2">
      <style:paragraph-properties fo:margin-left="0cm" fo:margin-right="0cm" fo:text-indent="0cm" style:auto-text-indent="false"/>
    </style:style>
    <style:style style:name="P31" style:family="paragraph" style:parent-style-name="Heading_20_2">
      <style:text-properties style:font-name="Nimbus Sans L"/>
    </style:style>
    <style:style style:name="P32" style:family="paragraph" style:parent-style-name="Heading_20_2">
      <style:paragraph-properties fo:margin-left="0cm" fo:margin-right="0cm" fo:text-indent="0cm" style:auto-text-indent="false">
        <style:tab-stops>
          <style:tab-stop style:position="3cm"/>
          <style:tab-stop style:position="7.999cm"/>
          <style:tab-stop style:position="14cm"/>
        </style:tab-stops>
      </style:paragraph-properties>
      <style:text-properties style:font-name="Nimbus Sans L" style:font-name-asian="DejaVu Serif" style:font-name-complex="DejaVu Serif"/>
    </style:style>
    <style:style style:name="P33" style:family="paragraph" style:parent-style-name="Title" style:master-page-name="First_20_Page">
      <style:paragraph-properties fo:margin-top="5.001cm" fo:margin-bottom="0.199cm" style:page-number="auto"/>
    </style:style>
    <style:style style:name="P34" style:family="paragraph" style:parent-style-name="Heading_20_1" style:master-page-name="Standard">
      <style:paragraph-properties style:page-number="1"/>
    </style:style>
    <style:style style:name="P35" style:family="paragraph" style:parent-style-name="Standard">
      <style:paragraph-properties fo:text-align="end" style:justify-single-word="false"/>
    </style:style>
    <style:style style:name="T1" style:family="text">
      <style:text-properties style:font-name="Monospace"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DejaVu Serif" style:font-name-asian="DejaVu Serif" style:font-name-complex="DejaVu Serif"/>
    </style:style>
    <style:style style:name="T5" style:family="text">
      <style:text-properties style:font-name="DejaVu Serif" fo:font-weight="bold" style:font-name-asian="DejaVu Serif" style:font-weight-asian="bold" style:font-name-complex="DejaVu Serif" style:font-weight-complex="bold"/>
    </style:style>
    <style:style style:name="T6" style:family="text">
      <style:text-properties style:font-name="Nimbus Roman No9 L"/>
    </style:style>
    <style:style style:name="T7" style:family="text">
      <style:text-properties style:font-name="Nimbus Roman No9 L" style:font-name-asian="DejaVu Sans" style:font-name-complex="Andale Sans UI"/>
    </style:style>
    <style:style style:name="T8" style:family="text">
      <style:text-properties style:font-name="Nimbus Roman No9 L" style:font-name-asian="DejaVu Serif" style:font-name-complex="DejaVu Serif"/>
    </style:style>
    <style:style style:name="T9" style:family="text">
      <style:text-properties style:font-name="Nimbus Roman No9 L" fo:font-weight="bold" style:font-name-asian="DejaVu Serif" style:font-weight-asian="bold" style:font-name-complex="DejaVu Serif" style:font-weight-complex="bold"/>
    </style:style>
    <style:style style:name="T10" style:family="text">
      <style:text-properties style:font-name="Nimbus Roman No9 L" fo:font-weight="bold" style:font-weight-asian="bold" style:font-weight-complex="bold"/>
    </style:style>
    <style:style style:name="T11" style:family="text">
      <style:text-properties style:font-name="Nimbus Roman No9 L" fo:font-style="italic" style:font-name-asian="DejaVu Serif" style:font-style-asian="italic" style:font-name-complex="DejaVu Serif" style:font-style-complex="italic"/>
    </style:style>
    <style:style style:name="T12" style:family="text">
      <style:text-properties style:font-name="Nimbus Sans L" fo:font-size="11pt" style:font-size-asian="11pt" style:font-size-complex="11pt"/>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1">
      <number:number number:decimal-places="0" number:min-integer-digits="1"/>
    </number:number-style>
    <number:date-style style:name="N36" number:automatic-order="true">
      <number:day number:style="long"/>
      <number:text>/</number:text>
      <number:month number:style="long"/>
      <number:text>/</number:text>
      <number:year number:style="long"/>
    </number:date-style>
    <number:number-style style:name="N106">
      <number:number number:decimal-places="0" number:min-integer-digits="3"/>
    </number:number-style>
  </office:automatic-styles>
  <office:body>
    <office:text text:use-soft-page-breaks="true">
      <office:forms form:automatic-focus="false" form:apply-design-mode="false"/>
      <text:variable-decls>
        <text:variable-decl office:value-type="float" text:name="RF"/>
        <text:variable-decl office:value-type="float" text:name="NF"/>
        <text:variable-decl office:value-type="float" text:name="Referenci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ocumento de Requisitos</text:p>
      <text:p text:style-name="P14"><text:title>Projeto SIMP</text:title></text:p>
      <text:p text:style-name="P35"><text:line-break/>Versão 1.1.<text:editing-cycles>11</text:editing-cycles><text:line-break/>Data: <text:date style:data-style-name="N36" text:date-value="2007-12-06T10:42:42.95" text:fixed="true" text:date-adjust="-PT24H00M00S">05/12/2007</text:date><text:line-break/>Modificação: 09/02/2009</text:p>
      <text:p text:style-name="P16">Autores:</text:p>
      <text:p text:style-name="P11">Rubens Takiguti Ribeiro<text:line-break/><text:span text:style-name="T1">&lt;rubens@tecnolivre.ufla.br&gt;</text:span></text:p>
      <text:p text:style-name="P11">Rodrigo Pereira Moreira<text:line-break/><text:span text:style-name="T1">&lt;rpmoreira@tecnolivre.ufla.br&gt;</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5">1.Introdução<text:tab/>1</text:p>
          <text:p text:style-name="P18">1.1.Visão Geral do Documento<text:tab/>1</text:p>
          <text:p text:style-name="P18">1.2.Convenções, Termos e Abreviações<text:tab/>1</text:p>
          <text:p text:style-name="P17">1.2.1.Identificação dos Requisitos<text:tab/>1</text:p>
          <text:p text:style-name="P17">1.2.2.Prioridade dos Requisitos<text:tab/>2</text:p>
          <text:p text:style-name="P15">2.Descrição Geral do Sistema<text:tab/>3</text:p>
          <text:p text:style-name="P18">2.1.Abrangência e Sistemas Relacionados<text:tab/>3</text:p>
          <text:p text:style-name="P18">2.2.Tipos de Usuário<text:tab/>3</text:p>
          <text:p text:style-name="P15">3.Requisitos Funcionais<text:tab/>4</text:p>
          <text:p text:style-name="P18">3.1.Administração do Sistema<text:tab/>4</text:p>
          <text:p text:style-name="P17">[RF001] Permissões de Acesso<text:tab/>4</text:p>
          <text:p text:style-name="P17">[RF002] Alterar Configurações do Sistema<text:tab/>4</text:p>
          <text:p text:style-name="P17">[RF003] Controle de Logs<text:tab/>4</text:p>
          <text:p text:style-name="P17">[RF004] Estatísticas<text:tab/>5</text:p>
          <text:p text:style-name="P18">3.2.Formas de Autenticação<text:tab/>5</text:p>
          <text:p text:style-name="P17">[RF005] Autenticação via Banco de Dados<text:tab/>5</text:p>
          <text:p text:style-name="P17">[RF006] Autenticação via Servidor LDAP<text:tab/>6</text:p>
          <text:p text:style-name="P17">[RF007] Autenticação via Servidor Linux<text:tab/>6</text:p>
          <text:p text:style-name="P18">3.3.Usuários<text:tab/>6</text:p>
          <text:p text:style-name="P17">[RF008] Inserir Usuário<text:tab/>6</text:p>
          <text:p text:style-name="P17">[RF009] Alterar Usuário<text:tab/>6</text:p>
          <text:p text:style-name="P17">[RF010] Definir Grupos do Usuário<text:tab/>7</text:p>
          <text:p text:style-name="P17">[RF011] Listar Usuários<text:tab/>7</text:p>
          <text:p text:style-name="P17">[RF012] Buscar Usuários<text:tab/>7</text:p>
          <text:p text:style-name="P17">[RF013] Exibir Usuário<text:tab/>7</text:p>
          <text:p text:style-name="P17">[RF014] Controle de Atividade de Usuários<text:tab/>8</text:p>
          <text:p text:style-name="P17">[RF015] Importar Usuários<text:tab/>8</text:p>
          <text:p text:style-name="P18">3.4.Eventos<text:tab/>8</text:p>
          <text:p text:style-name="P17">[RF016] Inserir Evento<text:tab/>8</text:p>
          <text:p text:style-name="P17">[RF017] Alterar Evento<text:tab/>9</text:p>
          <text:p text:style-name="P17">[RF018] Excluir Evento<text:tab/>9</text:p>
          <text:p text:style-name="P17">[RF019] Busca por Evento<text:tab/>9</text:p>
          <text:p text:style-name="P17">[RF020] Listar Eventos<text:tab/>9</text:p>
          <text:p text:style-name="P17">[RF021] Exibir Evento<text:tab/>10</text:p>
          <text:p text:style-name="P18">3.5.Ajuda<text:tab/>10</text:p>
          <text:p text:style-name="P17">[RF022] Reportar Erros e Sugestões<text:tab/>10</text:p>
          <text:p text:style-name="P17">[RF023] Tópicos de Ajuda<text:tab/>10</text:p>
          <text:p text:style-name="P17">[RF024] Alterar Configurações de Acessibilidade<text:tab/>11</text:p>
          <text:p text:style-name="P18">3.6.Instalação<text:tab/>11</text:p>
          <text:p text:style-name="P17">[RF025] Instalação do Sistema<text:tab/>11</text:p>
          <text:p text:style-name="P15">4.Requisitos Não-Funcionais<text:tab/>12</text:p>
          <text:p text:style-name="P17">[NF001] Usabilidade e Acessibilidade<text:tab/>12</text:p>
          <text:p text:style-name="P17">[NF002] Acessibilidade para Dispositivos Móveis<text:tab/>12</text:p>
          <text:p text:style-name="P17">[NF003] Performance<text:tab/>12</text:p>
          <text:p text:style-name="P17"><text:soft-page-break/>[NF004] Confiabilidade<text:tab/>12</text:p>
          <text:p text:style-name="P17">[NF005] Segurança dos Dados<text:tab/>12</text:p>
          <text:p text:style-name="P17">[NF006] Manutenibilidade<text:tab/>13</text:p>
          <text:p text:style-name="P15">5.Referências<text:tab/>14</text:p>
        </text:index-body>
      </text:table-of-content>
      <text:p text:style-name="Text_20_body"/>
      <text:h text:style-name="P34" text:outline-level="1">Introdução</text:h>
      <text:p text:style-name="Text_20_body">Este documento especifica os requisitos do <text:title>Projeto SIMP</text:title>, fornecendo aos desenvolvedores as informações necessárias para o desenvolvimento do projeto e para a realização dos testes e homologação do sistema.</text:p>
      <text:h text:style-name="Heading_20_2" text:outline-level="2">Visão Geral do Documento</text:h>
      <text:p text:style-name="P10">Este documento está dividido da seguinte forma:</text:p>
      <text:list xml:id="list1607585891" text:style-name="L1">
        <text:list-item>
          <text:p text:style-name="P29"><text:span text:style-name="T3">Seção </text:span><text:span text:style-name="T3"><text:reference-ref text:reference-format="chapter" text:ref-name="Descrição Geral do Sistema">2</text:reference-ref></text:span> – <text:reference-ref text:reference-format="text" text:ref-name="Descrição Geral do Sistema">Descrição Geral do Sistema</text:reference-ref>. Apresenta uma visão geral do sistema, caracterizando qual é o seu escopo e descrevendo seus usuários.</text:p>
        </text:list-item>
        <text:list-item>
          <text:p text:style-name="P29"><text:span text:style-name="T3">Seção </text:span><text:span text:style-name="T3"><text:reference-ref text:reference-format="chapter" text:ref-name="Requisitos Funcionais">3</text:reference-ref></text:span> – <text:reference-ref text:reference-format="text" text:ref-name="Requisitos Funcionais">Requisitos Funcionais</text:reference-ref>. Especifica todos os casos de uso do sistema, descrevendo os fluxos de eventos, prioridades, atores, entradas e saídas de cada caso de uso a ser implementado.</text:p>
        </text:list-item>
        <text:list-item>
          <text:p text:style-name="P29"><text:span text:style-name="T3">Seção </text:span><text:span text:style-name="T3"><text:reference-ref text:reference-format="chapter" text:ref-name="Requisitos Não-Funcionais">4</text:reference-ref></text:span> – <text:reference-ref text:reference-format="text" text:ref-name="Requisitos Não-Funcionais">Requisitos Não-Funcionais</text:reference-ref>. Especifica todos os requisitos não funcionais do sistema, divididos em requisitos de usabilidade, confiabilidade, desempenho, segurança, distribuição, adequação a padrões e requisitos de <text:span text:style-name="T2">hardware</text:span> e <text:span text:style-name="T2">software</text:span>.</text:p>
        </text:list-item>
        <text:list-item>
          <text:p text:style-name="P29"><text:span text:style-name="T3">Seção </text:span><text:span text:style-name="T3"><text:reference-ref text:reference-format="chapter" text:ref-name="Referências">5</text:reference-ref></text:span> – <text:reference-ref text:reference-format="text" text:ref-name="Referências">Referências</text:reference-ref>. Apresenta referências para outros documentos utilizados para a confecção deste documento.</text:p>
        </text:list-item>
      </text:list>
      <text:h text:style-name="Heading_20_2" text:outline-level="2">Convenções, Termos e Abreviações</text:h>
      <text:p text:style-name="Text_20_body">A correta interpretação deste documento exige o conhecimento de algumas convenções e termos específicos, que são descritos nas sessões a seguir.</text:p>
      <text:h text:style-name="Heading_20_3" text:outline-level="3">Identificação dos Requisitos</text:h>
      <text:p text:style-name="Text_20_body">Por convenção, a referência a requisitos é feita através do nome da subseção onde eles estão descritos, seguidos do identificador do requisito, de acordo com a especificação a seguir:</text:p>
      <text:p text:style-name="P13">[nome da subseção.identificador do requisito]</text:p>
      <text:p text:style-name="First_20_line_20_indent">Por exemplo, o requisito funcional <text:span text:style-name="T12">[Recuperação de dados.RF016]</text:span> deve estar descrito em uma subseção chamada “Recuperação de dados”, em um bloco identificado pelo número <text:span text:style-name="T12">[RF016]</text:span>. Já o requisito não-funcional <text:span text:style-name="T12">[Confiabilidade.NF008]</text:span> deve estar descrito na subseção de requisitos não-funcionais chamado “Confiabilidade”, em um bloco identificado por <text:span text:style-name="T12">[NF008]</text:span>.</text:p>
      <text:p text:style-name="First_20_line_20_indent">Os requisitos devem ser identificados com um identificador único. A numeração inicia com o identificador <text:span text:style-name="T12">[RF001]</text:span> ou <text:span text:style-name="T12">[NF001]</text:span> e prossegue sendo incrementada à medida que forem surgindo novos requisitos.</text:p>
      <text:h text:style-name="Heading_20_3" text:outline-level="3"><text:soft-page-break/>Prioridade dos Requisitos</text:h>
      <text:p text:style-name="P10">Para estabelecer a prioridade dos requisitos, nas seções <text:reference-ref text:reference-format="chapter" text:ref-name="Requisitos Funcionais">3</text:reference-ref> e <text:reference-ref text:reference-format="chapter" text:ref-name="Requisitos Não-Funcionais">4</text:reference-ref>, foram adotadas as denominações descritas a seguir:</text:p>
      <text:list xml:id="list495415330" text:style-name="L2">
        <text:list-item>
          <text:p text:style-name="P30"><text:reference-mark-start text:name="Essencial"/><text:span text:style-name="T3">Essencial</text:span><text:reference-mark-end text:name="Essencial"/> é o requisito sem o qual o sistema não entra em funcionamento. Requisitos essenciais são requisitos imprescindíveis, que têm que ser implementados impreterivelmente.</text:p>
        </text:list-item>
        <text:list-item>
          <text:p text:style-name="P30"><text:reference-mark-start text:name="Importante"/><text:span text:style-name="T3">Importante</text:span><text:reference-mark-end text:name="Importante"/> é o requisito sem o qual o sistema entra em funcionamento, mas de forma não satisfatória. Requisitos importantes devem ser implementados, mas, se não forem, o sistema poderá ser implantado e usado mesmo assim.</text:p>
        </text:list-item>
        <text:list-item>
          <text:p text:style-name="P30"><text:reference-mark-start text:name="Desejável"/><text:span text:style-name="T3">Desejável</text:span><text:reference-mark-end text:name="Desejável"/>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list-item>
      </text:list>
      <text:h text:style-name="Heading_20_1" text:outline-level="1"><text:reference-mark-start text:name="Descrição Geral do Sistema"/>Descrição Geral do Sistema<text:reference-mark-end text:name="Descrição Geral do Sistema"/></text:h>
      <text:h text:style-name="Heading_20_2" text:outline-level="2">Abrangência e Sistemas Relacionados</text:h>
      <text:p text:style-name="Text_20_body">O SIMP é um framework para desenvolvimento de Sistemas de Informação modulares em PHP. Por si só, é um sistema simples de cadastro de usuários, porém oferece uma infra-estrutura para o desenvolvimento de aplicações maiores para Web.</text:p>
      <text:p text:style-name="First_20_line_20_indent">O Sistema utiliza as seguintes classes elaboradas por terceiros:</text:p>
      <text:list xml:id="list1006811528" text:style-name="L3">
        <text:list-item>
          <text:p text:style-name="P21">FPDF 1.53, desenvolvida por Olivier Plathey e adaptada por Rubens Takiguti Ribeiro para incorporação pelo SIMP;</text:p>
        </text:list-item>
        <text:list-item>
          <text:p text:style-name="P21">NuSOAP 0.7.3, desenvolvida por Dietrich Ayala e Scott Nichol, adaptada por Rubens Takiguti Ribeiro para incorporação pelo SIMP.</text:p>
        </text:list-item>
      </text:list>
      <text:h text:style-name="Heading_20_2" text:outline-level="2">Tipos de Usuário</text:h>
      <text:p text:style-name="Text_20_body">O único tipo de usuário do sistema SIMP é o Administrador do Sistema. Embora exista apenas este tipo de usuário na versão básica do SIMP, é possível criar novos tipos de usuário de acordo com as necessidades do sistema a ser desenvolvido.</text:p>
      <text:p text:style-name="First_20_line_20_indent">Uma observação é que os tipos de usuário não são únicos para cada usuário, ou seja, um usuário pode pertencer a mais de um tipo de usuário (ou grupo).</text:p>
      <text:h text:style-name="Heading_20_1" text:outline-level="1"><text:reference-mark-start text:name="Requisitos Funcionais"/>Requisitos Funcionais<text:reference-mark-end text:name="Requisitos Funcionais"/></text:h>
      <text:h text:style-name="Heading_20_2" text:outline-level="2">Administração do Sistema</text:h>
      <text:h text:style-name="P19" text:outline-level="3" text:is-list-header="true">[RF<text:variable-set text:name="RF" text:formula="ooow:RF + 1" office:value-type="float" office:value="1" style:data-style-name="N106">001</text:variable-set>] Permissões de Acesso</text:h>
      <text:p text:style-name="P10"><text:span text:style-name="T3">Descrição do Caso de Uso:</text:span> Este requisito permite ao Administrador do Sistema cadastrar os arquivos (páginas) acessados no sistema e definir as permissões dos grupos de usuário para cada arquivo.</text:p>
      <text:p text:style-name="P8"><text:span text:style-name="T3">Prioridade:<text:tab/></text:span><text:span text:style-name="T4">▫</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Os arquivos e os grupos de usuário devem existir.</text:span></text:p>
      <text:p text:style-name="P2"><text:span text:style-name="T9">Saídas e Pós-condições:</text:span><text:span text:style-name="T8"> A saída é a definição das permissões de acesso dos grupos para cada arquivo.</text:span></text:p>
      <text:h text:style-name="P19" text:outline-level="3" text:is-list-header="true">[RF<text:variable-set text:name="RF" text:formula="ooow:RF + 1" office:value-type="float" office:value="2" style:data-style-name="N106">002</text:variable-set>] Alterar Configurações do Sistema</text:h>
      <text:p text:style-name="P10"><text:span text:style-name="T3">Descrição do Caso de Uso:</text:span> Este requisito permite ao Administrador do Sistema alterar as configurações gerais do sistema. Estas configurações podem ser divididas em categorias que são especificadas a seguir:</text:p>
      <text:list xml:id="list204098675" text:style-name="L4">
        <text:list-item>
          <text:p text:style-name="P22">Dados da Página: guardará dados gerais da página, tais como o título do sistema, a descrição, os autores, o e-mail padrão e o idioma.</text:p>
        </text:list-item>
        <text:list-item>
          <text:p text:style-name="P22">Dados do Sistema: guardará informações do sistema, tais como a definição do modo de <text:span text:style-name="T2">debug</text:span>, utilização de recursos como Ajax e a biblioteca GD, e a definição do formato de data e hora.</text:p>
        </text:list-item>
        <text:list-item>
          <text:p text:style-name="P22">Autenticação: guardará informações sobre a forma de autenticação no sistema.</text:p>
        </text:list-item>
        <text:list-item>
          <text:p text:style-name="P22">E-mail: guardará informações sobre a forma de envio de e-mail (tradicional ou usando SMTP).</text:p>
        </text:list-item>
      </text:list>
      <text:p text:style-name="P8"><text:span text:style-name="T3">Prioridade:<text:tab/></text:span><text:span text:style-name="T4">▫</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Nenhuma.</text:span></text:p>
      <text:p text:style-name="P2"><text:span text:style-name="T9">Saídas e Pós-condições:</text:span><text:span text:style-name="T8"> A saída são os dados de configuração do sistema alterados.</text:span></text:p>
      <text:h text:style-name="P19" text:outline-level="3" text:is-list-header="true">[RF<text:variable-set text:name="RF" text:formula="ooow:RF + 1" office:value-type="float" office:value="3" style:data-style-name="N106">003</text:variable-set>] Controle de <text:span text:style-name="T2">Logs</text:span></text:h>
      <text:p text:style-name="P10"><text:span text:style-name="T3">Descrição do Caso de Uso:</text:span> Este requisito permite ao Administrador do Sistema consultar os <text:span text:style-name="T2">logs</text:span> de todas as transações ocorridas no sistema incluindo erros inesperados. Os dados referentes aos <text:span text:style-name="T2">logs</text:span> incluem:</text:p>
      <text:list xml:id="list1005263637" text:continue-list="list204098675" text:style-name="L4">
        <text:list-item text:start-value="1">
          <text:p text:style-name="P22">Usuário que gerou (causou) a transação;</text:p>
        </text:list-item>
        <text:list-item>
          <text:p text:style-name="P22">IP do usuário que acessou o sistema para gerar a transação;</text:p>
        </text:list-item>
        <text:list-item>
          <text:p text:style-name="P22">Entidade que sofreu a transação;</text:p>
        </text:list-item>
        <text:list-item>
          <text:p text:style-name="P22"><text:soft-page-break/>Nome ou atributo que identifique a entidade que sofreu a transação;</text:p>
        </text:list-item>
        <text:list-item>
          <text:p text:style-name="P22">Data da transação;</text:p>
        </text:list-item>
        <text:list-item>
          <text:p text:style-name="P22">Ação ocorrida na transação;</text:p>
        </text:list-item>
        <text:list-item>
          <text:p text:style-name="P22">Tipo de transação (erro ou sucesso);</text:p>
        </text:list-item>
        <text:list-item>
          <text:p text:style-name="P22">Detalhes da transação;</text:p>
        </text:list-item>
      </text:list>
      <text:p text:style-name="First_20_line_20_indent">As consultas aos <text:span text:style-name="T2">logs </text:span>poderão ser filtradas por qualquer entidade do sistema, através do nome do usuário, IP, tipo de transação ou período em que ocorreu.</text:p>
      <text:p text:style-name="P8"><text:span text:style-name="T3">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Nenhuma.</text:span></text:p>
      <text:p text:style-name="P2"><text:span text:style-name="T9">Saídas e Pós-condições:</text:span><text:span text:style-name="T8"> A saída é a lista de </text:span><text:span text:style-name="T11">logs</text:span><text:span text:style-name="T8"> obtidos com a consulta.</text:span></text:p>
      <text:h text:style-name="P19" text:outline-level="3" text:is-list-header="true">[RF<text:variable-set text:name="RF" text:formula="ooow:RF + 1" office:value-type="float" office:value="4" style:data-style-name="N106">004</text:variable-set>] Estatísticas</text:h>
      <text:p text:style-name="P10"><text:span text:style-name="T3">Descrição do Caso de Uso:</text:span> Este requisito permite ao Administrador do Sistema obter gráficos sobre algumas estatísticas gerais do sistema. Dentre as estatísticas incluem:</text:p>
      <text:list xml:id="list707411449" text:style-name="L5">
        <text:list-item>
          <text:p text:style-name="P23">Número de acessos por mês;</text:p>
        </text:list-item>
        <text:list-item>
          <text:p text:style-name="P23">Número de Erros por mês;</text:p>
        </text:list-item>
        <text:list-item>
          <text:p text:style-name="P23">Navegadores utilizados para acesso;</text:p>
        </text:list-item>
        <text:list-item>
          <text:p text:style-name="P23">Sistemas Operacionais utilizados para acesso ao sistema.</text:p>
        </text:list-item>
      </text:list>
      <text:p text:style-name="P8"><text:span text:style-name="T3">Prioridade:<text:tab/></text:span><text:span text:style-name="T4">▫</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Nenhuma.</text:span></text:p>
      <text:p text:style-name="P2"><text:span text:style-name="T9">Saídas e Pós-condições:</text:span><text:span text:style-name="T8"> A saída é um gráfico com as estatísticas desejadas.</text:span></text:p>
      <text:h text:style-name="P32" text:outline-level="2">Formas de Autenticação</text:h>
      <text:h text:style-name="P19" text:outline-level="3" text:is-list-header="true">[RF<text:variable-set text:name="RF" text:formula="ooow:RF + 1" office:value-type="float" office:value="5" style:data-style-name="N106">005</text:variable-set>] Autenticação via Banco de Dados</text:h>
      <text:p text:style-name="Text_20_body"><text:span text:style-name="T3">Descrição do Caso de Uso:</text:span> Este requisito define que uma das formas de autenticação deve ser feita via Banco de Dados. Esta forma de autenticação é a forma padrão de autenticação, e utilizará os dados dos usuários do próprio sistema para autenticação.</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5">▫</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Nenhuma.</text:span></text:p>
      <text:p text:style-name="P4"><text:span text:style-name="T9">Saídas e Pós-condições:</text:span><text:span text:style-name="T8"> Nenhuma.</text:span></text:p>
      <text:h text:style-name="P19" text:outline-level="3" text:is-list-header="true"><text:soft-page-break/>[RF<text:variable-set text:name="RF" text:formula="ooow:RF + 1" office:value-type="float" office:value="6" style:data-style-name="N106">006</text:variable-set>] Autenticação via Servidor LDAP</text:h>
      <text:p text:style-name="Text_20_body"><text:span text:style-name="T3">Descrição do Caso de Uso:</text:span> Este requisito define que uma das formas de autenticação deve ser feita via servidor LDAP. Esta forma de autenticação pode ser importante para instituições com um número muito elevado de usuários.</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Existir um servidor LDAP com os dados dos usuários.</text:span></text:p>
      <text:p text:style-name="P4"><text:span text:style-name="T9">Saídas e Pós-condições:</text:span><text:span text:style-name="T8"> Nenhuma.</text:span></text:p>
      <text:h text:style-name="P19" text:outline-level="3" text:is-list-header="true">[RF<text:variable-set text:name="RF" text:formula="ooow:RF + 1" office:value-type="float" office:value="7" style:data-style-name="N106">007</text:variable-set>] Autenticação via Servidor Linux</text:h>
      <text:p text:style-name="Text_20_body"><text:span text:style-name="T3">Descrição do Caso de Uso:</text:span> Este requisito define que uma das formas de autenticação deve ser feita via servidor Linux. Esta forma de autenticação pode ser útil para instituições que já possuem uma base de usuários em um servidor Linux.</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Existir um servidor Linux com os dados dos usuários.</text:span></text:p>
      <text:p text:style-name="P4"><text:span text:style-name="T9">Saídas e Pós-condições:</text:span><text:span text:style-name="T8"> Nenhuma.</text:span></text:p>
      <text:h text:style-name="P32" text:outline-level="2">Usuários</text:h>
      <text:h text:style-name="P19" text:outline-level="3" text:is-list-header="true">[RF<text:variable-set text:name="RF" text:formula="ooow:RF + 1" office:value-type="float" office:value="8" style:data-style-name="N106">008</text:variable-set>] Inserir Usuário</text:h>
      <text:p text:style-name="Text_20_body"><text:span text:style-name="T3">Descrição do Caso de Uso:</text:span> Este requisito é acessado pelos Administradores do Sistema para incluir novos usuários do sistema. A lista de dados gerais definidos para usuários são:</text:p>
      <text:list xml:id="list1766476194" text:style-name="L6">
        <text:list-item>
          <text:p text:style-name="P24">Nome completo;</text:p>
        </text:list-item>
        <text:list-item>
          <text:p text:style-name="P24">Login;</text:p>
        </text:list-item>
        <text:list-item>
          <text:p text:style-name="P24">E-mail;</text:p>
        </text:list-item>
        <text:list-item>
          <text:p text:style-name="P24">Senha;</text:p>
        </text:list-item>
        <text:list-item>
          <text:p text:style-name="P24">Situação (ativo ou inativo);</text:p>
        </text:list-item>
        <text:list-item>
          <text:p text:style-name="P24">Grupos que pertence.</text:p>
        </text:list-item>
      </text:list>
      <text:p text:style-name="P8"><text:span text:style-name="T9">Prioridade:<text:tab/></text:span><text:span text:style-name="T4">▪</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Nenhuma.</text:span></text:p>
      <text:p text:style-name="P4"><text:span text:style-name="T9">Saídas e Pós-condições:</text:span><text:span text:style-name="T8"> A saída é um usuário inserido no sistema.</text:span></text:p>
      <text:h text:style-name="P19" text:outline-level="3" text:is-list-header="true">[RF<text:variable-set text:name="RF" text:formula="ooow:RF + 1" office:value-type="float" office:value="9" style:data-style-name="N106">009</text:variable-set>] Alterar Usuário</text:h>
      <text:p text:style-name="Text_20_body"><text:span text:style-name="T3">Descrição do Caso de Uso:</text:span> Este requisito é acessado pelos Administradores do Sistema ou pelos usuários do sistema para alterar os dados de algum usuário. Os Administradores do Sistema podem alterar os dados de qualquer usuário, já os usuários simples podem alterar <text:soft-page-break/>apenas os seus dados pessoais. Uma observação é que os usuários simples não podem definir sua situação (ativo ou inativo), tampouco os grupos ao qual pertencem, cabendo estas funções, a princípio, apenas aos Administradores do Sistema.</text:p>
      <text:p text:style-name="P8"><text:span text:style-name="T9">Prioridade:<text:tab/></text:span><text:span text:style-name="T4">▪</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O usuário deve existir.</text:span></text:p>
      <text:p text:style-name="P4"><text:span text:style-name="T9">Saídas e Pós-condições:</text:span><text:span text:style-name="T8"> A saída é o usuário com os dados alterados.</text:span></text:p>
      <text:h text:style-name="P19" text:outline-level="3" text:is-list-header="true">[RF<text:variable-set text:name="RF" text:formula="ooow:RF + 1" office:value-type="float" office:value="10" style:data-style-name="N106">010</text:variable-set>] Definir Grupos do Usuário</text:h>
      <text:p text:style-name="Text_20_body"><text:span text:style-name="T3">Descrição do Caso de Uso:</text:span> Este requisito é acessado pelos Administradores do Sistema para definir os grupos aos quais um usuário pertence.</text:p>
      <text:p text:style-name="P8"><text:span text:style-name="T9">Prioridade:<text:tab/></text:span><text:span text:style-name="T4">▪</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O usuário deve existir e os grupos devem existir. Alguns grupos podem possuir restrições próprias, definidas pela própria hierarquia de grupos (por exemplo: para ser chefe de departamento é necessário ser um professor).</text:span></text:p>
      <text:p text:style-name="P4"><text:span text:style-name="T9">Saídas e Pós-condições:</text:span><text:span text:style-name="T8"> A saída é o usuário com os seus grupos alterados.</text:span></text:p>
      <text:h text:style-name="P19" text:outline-level="3" text:is-list-header="true">[RF<text:variable-set text:name="RF" text:formula="ooow:RF + 1" office:value-type="float" office:value="11" style:data-style-name="N106">011</text:variable-set>] Listar Usuários</text:h>
      <text:p text:style-name="Text_20_body"><text:span text:style-name="T3">Descrição do Caso de Uso:</text:span> Este requisito é utilizado pelos Administradores do Sistema para apresentar uma lista com os nomes de todos os usuários do sistema.</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Nenhuma.</text:span></text:p>
      <text:p text:style-name="P2"><text:span text:style-name="T9">Saídas e Pós-condições:</text:span><text:span text:style-name="T8"> A saída é uma lista com os nomes dos usuários.</text:span></text:p>
      <text:h text:style-name="P19" text:outline-level="3" text:is-list-header="true">[RF<text:variable-set text:name="RF" text:formula="ooow:RF + 1" office:value-type="float" office:value="12" style:data-style-name="N106">012</text:variable-set>] Buscar Usuários</text:h>
      <text:p text:style-name="Text_20_body"><text:span text:style-name="T3">Descrição do Caso de Uso:</text:span> Este requisito é utilizado pelos Administradores do Sistema localizar um usuário do sistema através de seu nome. É considerado essencial para a correta administração do sistema.</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5">▫</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Nenhuma.</text:span></text:p>
      <text:p text:style-name="P2"><text:span text:style-name="T9">Saídas e Pós-condições:</text:span><text:span text:style-name="T8"> A saída é uma lista com os nomes dos usuários compatíveis com a busca.</text:span></text:p>
      <text:h text:style-name="P19" text:outline-level="3" text:is-list-header="true">[RF<text:variable-set text:name="RF" text:formula="ooow:RF + 1" office:value-type="float" office:value="13" style:data-style-name="N106">013</text:variable-set>] Exibir Usuário</text:h>
      <text:p text:style-name="Text_20_body"><text:span text:style-name="T3">Descrição do Caso de Uso:</text:span> Este requisito é utilizado pelos Administradores do Sistema para apresentar os dados de um determinado usuário e os dados relacionados relevantes, como a <text:soft-page-break/>lista de grupos ao qual pertence. Este requisito é essencial para a correta administração do sistema.</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O usuário deve existir no sistema.</text:span></text:p>
      <text:p text:style-name="P2"><text:span text:style-name="T9">Saídas e Pós-condições:</text:span><text:span text:style-name="T8"> A saída é a apresentação dos dados de um usuário.</text:span></text:p>
      <text:h text:style-name="P19" text:outline-level="3" text:is-list-header="true">[RF<text:variable-set text:name="RF" text:formula="ooow:RF + 1" office:value-type="float" office:value="14" style:data-style-name="N106">014</text:variable-set>] Controle de Atividade de Usuários</text:h>
      <text:p text:style-name="Text_20_body"><text:span text:style-name="T3">Descrição do Caso de Uso:</text:span> Este requisito é acessado pelos Administradores do Sistema para consultar as atividades realizadas por um usuário no sistema. É essencial para a correta administração do sistema.</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Nenhuma.</text:span></text:p>
      <text:p text:style-name="P4"><text:span text:style-name="T9">Saídas e Pós-condições:</text:span><text:span text:style-name="T8"> A saída é uma lista com as atividades de um usuário realizada em determinado período.</text:span></text:p>
      <text:h text:style-name="P19" text:outline-level="3" text:is-list-header="true">[RF<text:variable-set text:name="RF" text:formula="ooow:RF + 1" office:value-type="float" office:value="15" style:data-style-name="N106">015</text:variable-set>] Importar Usuários</text:h>
      <text:p text:style-name="Text_20_body"><text:span text:style-name="T3">Descrição do Caso de Uso:</text:span> Este requisito é acessado pelos Administradores do Sistema para incluir novos usuários através do envio de um arquivo contendo todos os dados dos usuários a serem importados.</text:p>
      <text:p text:style-name="P8"><text:span text:style-name="T9">Prioridade:<text:tab/></text:span><text:span text:style-name="T4">▫</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A entrada é um arquivo com os dados dos usuários a serem importados em um formato conveniente.</text:span></text:p>
      <text:p text:style-name="P4"><text:span text:style-name="T9">Saídas e Pós-condições:</text:span><text:span text:style-name="T8"> A saída é a inserção de todos os usuários definidos no arquivo.</text:span></text:p>
      <text:h text:style-name="P32" text:outline-level="2">Eventos</text:h>
      <text:h text:style-name="P19" text:outline-level="3" text:is-list-header="true">[RF<text:variable-set text:name="RF" text:formula="ooow:RF + 1" office:value-type="float" office:value="16" style:data-style-name="N106">016</text:variable-set>] Inserir Evento</text:h>
      <text:p text:style-name="Text_20_body"><text:span text:style-name="T3">Descrição do Caso de Uso:</text:span> Este requisito é acessado por Administradores do Sistema para inserir eventos no sistema. Não é permitido definir o autor do evento, que deve ser obtido de maneira automática para a inserção. Os dados de eventos são:</text:p>
      <text:list xml:id="list991864191" text:style-name="L7">
        <text:list-item>
          <text:p text:style-name="P25">Nome;</text:p>
        </text:list-item>
        <text:list-item>
          <text:p text:style-name="P25">Descrição;</text:p>
        </text:list-item>
        <text:list-item>
          <text:p text:style-name="P25">Visibilidade (para algum grupo ou todos);</text:p>
        </text:list-item>
        <text:list-item>
          <text:p text:style-name="P25">Data;</text:p>
        </text:list-item>
        <text:list-item>
          <text:p text:style-name="P25">Autor.</text:p>
        </text:list-item>
      </text:list>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5">▪</text:span><text:span text:style-name="T8"> </text:span><text:span text:style-name="T8"><text:reference-ref text:reference-format="text" text:ref-name="Desejável">Desejável</text:reference-ref></text:span></text:p>
      <text:p text:style-name="P2"><text:soft-page-break/><text:span text:style-name="T9">Entradas e Pré-condições:</text:span><text:span text:style-name="T8"> O grupo de visibilidade deve existir.</text:span></text:p>
      <text:p text:style-name="P5"><text:span text:style-name="T10">Saídas e Pós-condições:</text:span><text:span text:style-name="T6"> A saída é um evento inserido no sistema.</text:span></text:p>
      <text:h text:style-name="P19" text:outline-level="3" text:is-list-header="true">[RF<text:variable-set text:name="RF" text:formula="ooow:RF + 1" office:value-type="float" office:value="17" style:data-style-name="N106">017</text:variable-set>] Alterar Evento</text:h>
      <text:p text:style-name="Text_20_body"><text:span text:style-name="T3">Descrição do Caso de Uso:</text:span> Este requisito é acessado por Administradores do Sistema para alterar um evento do sistema. Não é permitido alterar o autor do evento.</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5">▪</text:span><text:span text:style-name="T8"> </text:span><text:span text:style-name="T8"><text:reference-ref text:reference-format="text" text:ref-name="Desejável">Desejável</text:reference-ref></text:span></text:p>
      <text:p text:style-name="P2"><text:span text:style-name="T9">Entradas e Pré-condições:</text:span><text:span text:style-name="T8"> O evento e o grupo de visibilidade devem existir.</text:span></text:p>
      <text:p text:style-name="P5"><text:span text:style-name="T10">Saídas e Pós-condições:</text:span><text:span text:style-name="T6"> A saída é um evento com os dados atualizados.</text:span></text:p>
      <text:h text:style-name="P19" text:outline-level="3" text:is-list-header="true">[RF<text:variable-set text:name="RF" text:formula="ooow:RF + 1" office:value-type="float" office:value="18" style:data-style-name="N106">018</text:variable-set>] Excluir Evento</text:h>
      <text:p text:style-name="Text_20_body"><text:span text:style-name="T3">Descrição do Caso de Uso:</text:span> Este requisito é acessado por Administradores do Sistema para excluir um evento do sistema.</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5">▪</text:span><text:span text:style-name="T8"> </text:span><text:span text:style-name="T8"><text:reference-ref text:reference-format="text" text:ref-name="Desejável">Desejável</text:reference-ref></text:span></text:p>
      <text:p text:style-name="P2"><text:span text:style-name="T9">Entradas e Pré-condições:</text:span><text:span text:style-name="T8"> O evento deve existir.</text:span></text:p>
      <text:p text:style-name="P5"><text:span text:style-name="T10">Saídas e Pós-condições:</text:span><text:span text:style-name="T6"> Nenhuma.</text:span></text:p>
      <text:h text:style-name="P19" text:outline-level="3" text:is-list-header="true">[RF<text:variable-set text:name="RF" text:formula="ooow:RF + 1" office:value-type="float" office:value="19" style:data-style-name="N106">019</text:variable-set>] Busca por Evento</text:h>
      <text:p text:style-name="Text_20_body"><text:span text:style-name="T3">Descrição do Caso de Uso:</text:span> Este requisito é acessado por qualquer usuário do sistema para localizar um evento do sistema através de uma data.</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5">▪</text:span><text:span text:style-name="T8"> </text:span><text:span text:style-name="T8"><text:reference-ref text:reference-format="text" text:ref-name="Desejável">Desejável</text:reference-ref></text:span></text:p>
      <text:p text:style-name="P2"><text:span text:style-name="T9">Entradas e Pré-condições:</text:span><text:span text:style-name="T8"> Nenhuma.</text:span></text:p>
      <text:p text:style-name="P5"><text:span text:style-name="T10">Saídas e Pós-condições:</text:span><text:span text:style-name="T6"> A saída do requisito é uma lista com os eventos consultados.</text:span></text:p>
      <text:h text:style-name="P19" text:outline-level="3" text:is-list-header="true">[RF<text:variable-set text:name="RF" text:formula="ooow:RF + 1" office:value-type="float" office:value="20" style:data-style-name="N106">020</text:variable-set>] Listar Eventos</text:h>
      <text:p text:style-name="Text_20_body"><text:span text:style-name="T3">Descrição do Caso de Uso:</text:span> Este requisito é acessado por qualquer usuário do sistema para listar os eventos do sistema.</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5">▪</text:span><text:span text:style-name="T8"> </text:span><text:span text:style-name="T8"><text:reference-ref text:reference-format="text" text:ref-name="Desejável">Desejável</text:reference-ref></text:span></text:p>
      <text:p text:style-name="P2"><text:span text:style-name="T9">Entradas e Pré-condições:</text:span><text:span text:style-name="T8"> Nenhuma.</text:span></text:p>
      <text:p text:style-name="P5"><text:span text:style-name="T10">Saídas e Pós-condições:</text:span><text:span text:style-name="T6"> A saída do requisito é uma lista com os nomes dos eventos.</text:span></text:p>
      <text:h text:style-name="P19" text:outline-level="3" text:is-list-header="true"><text:soft-page-break/>[RF<text:variable-set text:name="RF" text:formula="ooow:RF + 1" office:value-type="float" office:value="21" style:data-style-name="N106">021</text:variable-set>] Exibir Evento</text:h>
      <text:p text:style-name="Text_20_body"><text:span text:style-name="T3">Descrição do Caso de Uso:</text:span> Este requisito é acessado por qualquer usuário do sistema para exibir os dados de um evento inserido no sistema, caso o usuário pertença a um grupo apropriado.</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5">▪</text:span><text:span text:style-name="T8"> </text:span><text:span text:style-name="T8"><text:reference-ref text:reference-format="text" text:ref-name="Desejável">Desejável</text:reference-ref></text:span></text:p>
      <text:p text:style-name="P2"><text:span text:style-name="T9">Entradas e Pré-condições:</text:span><text:span text:style-name="T8"> O evento deve existir e o usuário de acesso deve pertencer a um grupo permitido pelo evento.</text:span></text:p>
      <text:p text:style-name="P5"><text:span text:style-name="T10">Saídas e Pós-condições:</text:span><text:span text:style-name="T6"> A saída do requisito é a apresentação dos dados do evento.</text:span></text:p>
      <text:h text:style-name="P32" text:outline-level="2">Ajuda</text:h>
      <text:h text:style-name="P19" text:outline-level="3" text:is-list-header="true">[RF<text:variable-set text:name="RF" text:formula="ooow:RF + 1" office:value-type="float" office:value="22" style:data-style-name="N106">022</text:variable-set>] Reportar Erros e Sugestões</text:h>
      <text:p text:style-name="Text_20_body"><text:span text:style-name="T3">Descrição do Caso de Uso:</text:span> Este requisito é acessado por todos usuários do sistema permitindo o envio de e-mail para o responsável pelo sistema. O tipo de mensagem pode ser classificada em:</text:p>
      <text:list xml:id="list477952851" text:style-name="L8">
        <text:list-item>
          <text:p text:style-name="P26">Erro do sistema;</text:p>
        </text:list-item>
        <text:list-item>
          <text:p text:style-name="P26">Dúvida ou dificuldade;</text:p>
        </text:list-item>
        <text:list-item>
          <text:p text:style-name="P26">Crítica ou sugestão;</text:p>
        </text:list-item>
        <text:list-item>
          <text:p text:style-name="P26">Outros.</text:p>
        </text:list-item>
      </text:list>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5">▪</text:span><text:span text:style-name="T8"> </text:span><text:span text:style-name="T8"><text:reference-ref text:reference-format="text" text:ref-name="Desejável">Desejável</text:reference-ref></text:span></text:p>
      <text:p text:style-name="P2"><text:span text:style-name="T9">Entradas e Pré-condições:</text:span><text:span text:style-name="T8"> O usuário deve existir e o mecanismo de envio de e-mail deve estar devidamente configurado.</text:span></text:p>
      <text:p text:style-name="P5"><text:span text:style-name="T10">Saídas e Pós-condições:</text:span><text:span text:style-name="T6"> A saída é o envio do e-mail com a mensagem do usuário ao responsável pelo sistema.</text:span></text:p>
      <text:h text:style-name="P19" text:outline-level="3" text:is-list-header="true">[RF<text:variable-set text:name="RF" text:formula="ooow:RF + 1" office:value-type="float" office:value="23" style:data-style-name="N106">023</text:variable-set>] Tópicos de Ajuda</text:h>
      <text:p text:style-name="Text_20_body"><text:span text:style-name="T3">Descrição do Caso de Uso:</text:span> Este requisito é acessado por todos usuários do sistema permitindo a consulta a possíveis problemas de entendimento do sistema, restrição de <text:span text:style-name="T2">hardware</text:span> ou <text:span text:style-name="T2">software</text:span> ou observações sobre padrões de interface ou navegação adotados. Os itens englobados pelos tópicos de ajuda são:</text:p>
      <text:list xml:id="list2171153020" text:style-name="L9">
        <text:list-item>
          <text:p text:style-name="P27">Glossário de termos técnicos ou específicos do sistema;</text:p>
        </text:list-item>
        <text:list-item>
          <text:p text:style-name="P27">Lista de ícones básicos utilizados na interface do sistema;</text:p>
        </text:list-item>
        <text:list-item>
          <text:p text:style-name="P27">Lista de solução de problemas comuns;</text:p>
        </text:list-item>
        <text:list-item>
          <text:p text:style-name="P27">Mapa de serviços do sistema por grupos;</text:p>
        </text:list-item>
        <text:list-item>
          <text:p text:style-name="P27">Lista de programas recomendados;</text:p>
        </text:list-item>
        <text:list-item>
          <text:p text:style-name="P27">Tecnologias empregadas;</text:p>
        </text:list-item>
        <text:list-item>
          <text:p text:style-name="P27"><text:soft-page-break/>Licença do sistema;</text:p>
        </text:list-item>
        <text:list-item>
          <text:p text:style-name="P27">Créditos do sistema.</text:p>
        </text:list-item>
      </text:list>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5">▪</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p text:style-name="P2"><text:span text:style-name="T9">Entradas e Pré-condições:</text:span><text:span text:style-name="T8"> Nenhuma.</text:span></text:p>
      <text:p text:style-name="P5"><text:span text:style-name="T10">Saídas e Pós-condições:</text:span><text:span text:style-name="T6"> A saída é uma documentação abrangente dos padrões, características e informações do sistema e possíveis soluções de problemas.</text:span></text:p>
      <text:h text:style-name="P19" text:outline-level="3" text:is-list-header="true">[RF<text:variable-set text:name="RF" text:formula="ooow:RF + 1" office:value-type="float" office:value="24" style:data-style-name="N106">024</text:variable-set>] Alterar Configurações de Acessibilidade</text:h>
      <text:p text:style-name="Text_20_body"><text:span text:style-name="T3">Descrição do Caso de Uso:</text:span> Este requisito é acessado por todos usuários do sistema permitindo a alteração de algumas configurações de acessibilidade. Alguns exemplos de configurações são:</text:p>
      <text:list xml:id="list415214830" text:style-name="L10">
        <text:list-item>
          <text:p text:style-name="P28">Utilização de Ajax;</text:p>
        </text:list-item>
        <text:list-item>
          <text:p text:style-name="P28">Tipo e Tamanho de Fonte;</text:p>
        </text:list-item>
        <text:list-item>
          <text:p text:style-name="P28">Tema desejado (<text:span text:style-name="T2">layout</text:span>);</text:p>
        </text:list-item>
        <text:list-item>
          <text:p text:style-name="P28">Exibição de imagens.</text:p>
        </text:list-item>
      </text:list>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5">▪</text:span><text:span text:style-name="T8"> </text:span><text:span text:style-name="T8"><text:reference-ref text:reference-format="text" text:ref-name="Desejável">Desejável</text:reference-ref></text:span></text:p>
      <text:p text:style-name="P2"><text:span text:style-name="T9">Entradas e Pré-condições:</text:span><text:span text:style-name="T8"> O acesso deve ser feito por um navegador modo gráfico com suporte a CSS.</text:span></text:p>
      <text:p text:style-name="P5"><text:span text:style-name="T10">Saídas e Pós-condições:</text:span><text:span text:style-name="T6"> A saída é a alteração das configurações de acessibilidade no navegador do usuário.</text:span></text:p>
      <text:h text:style-name="P31" text:outline-level="2">Instalação</text:h>
      <text:h text:style-name="P19" text:outline-level="3" text:is-list-header="true">[RF<text:variable-set text:name="RF" text:formula="ooow:RF + 1" office:value-type="float" office:value="25" style:data-style-name="N106">025</text:variable-set>] Instalação do Sistema</text:h>
      <text:p text:style-name="Text_20_body"><text:span text:style-name="T3">Descrição do Caso de Uso:</text:span> Este requisito é acessado pelo usuário que esteja instalando o sistema. O objetivo é ter um mecanismo de instalação simplificado para os usuários finais.</text:p>
      <text:p text:style-name="P8"><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5">▪</text:span><text:span text:style-name="T7"> </text:span><text:span text:style-name="T7"><text:reference-ref text:reference-format="text" text:ref-name="Importante">Importante</text:reference-ref></text:span><text:span text:style-name="T7"><text:tab/></text:span><text:span text:style-name="T5">▫</text:span><text:span text:style-name="T8"> </text:span><text:span text:style-name="T8"><text:reference-ref text:reference-format="text" text:ref-name="Desejável">Desejável</text:reference-ref></text:span></text:p>
      <text:p text:style-name="P2"><text:span text:style-name="T9">Entradas e Pré-condições:</text:span><text:span text:style-name="T8"> Instalação dos recursos necessários para o sistema.</text:span></text:p>
      <text:p text:style-name="P5"><text:span text:style-name="T10">Saídas e Pós-condições:</text:span><text:span text:style-name="T6"> A saída é o sistema instalado e configurado com os dados básicos para efetuar o acesso.</text:span></text:p>
      <text:h text:style-name="Heading_20_1" text:outline-level="1"><text:reference-mark-start text:name="Requisitos Não-Funcionais"/>Requisitos Não-Funcionais<text:reference-mark-end text:name="Requisitos Não-Funcionais"/></text:h>
      <text:h text:style-name="P19" text:outline-level="3" text:is-list-header="true">[NF<text:variable-set text:name="NF" text:formula="ooow:NF + 1" office:value-type="float" office:value="1" style:data-style-name="N106">001</text:variable-set>] Usabilidade e Acessibilidade</text:h>
      <text:p text:style-name="Text_20_body">A usabilidade é um fator importante para o sucesso do projeto. Serão adotados padrões de navegação e apresentação dos dados de forma a facilitar o aprendizado de utilização do sistema. Quanto à acessibilidade, serão criados vários <text:span text:style-name="T2">layouts</text:span>, sendo que todos seguem os padrões de recomendação definidos pelo W3C <text:reference-ref text:reference-format="text" text:ref-name="W3C">[1]</text:reference-ref>, WAI <text:reference-ref text:reference-format="text" text:ref-name="WAI">[2]</text:reference-ref> e WCAG <text:reference-ref text:reference-format="text" text:ref-name="WCAG">[3]</text:reference-ref> em seus níveis mais exigentes na medida do possível.</text:p>
      <text:p text:style-name="P8"><text:span text:style-name="T9">Prioridade:<text:tab/></text:span><text:span text:style-name="T4">▪</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h text:style-name="P20" text:outline-level="3" text:is-list-header="true">[NF<text:variable-set text:name="NF" text:formula="ooow:NF + 1" office:value-type="float" office:value="2" style:data-style-name="N106">002</text:variable-set>] Acessibilidade para Dispositivos Móveis</text:h>
      <text:p text:style-name="Text_20_body">Será desenvolvido um <text:span text:style-name="T2">layout</text:span> específico para apresentação do sistema em dispositivos móveis. O <text:span text:style-name="T2">layout</text:span> será menos carregado e mais simplificado, mas terá as mesmas funcionalidades básicas do sistema.</text:p>
      <text:p text:style-name="P8"><text:span text:style-name="T9">Prioridade:<text:tab/></text:span><text:span text:style-name="T4">▫</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h text:style-name="P20" text:outline-level="3" text:is-list-header="true">[NF<text:variable-set text:name="NF" text:formula="ooow:NF + 1" office:value-type="float" office:value="3" style:data-style-name="N106">003</text:variable-set>] Performance</text:h>
      <text:p text:style-name="Text_20_body">A performance do sistema é um fator que afeta diretamente a qualidade do sistema, sendo, portanto, uma característica importante. Para aumentar a performance do sistema, serão adotados padrões para otimizar o processamento e a quantidade de dados trafegados entre cliente/servidor através de Ajax. Deve-se ressaltar que a performance de sistemas <text:span text:style-name="T2">Web</text:span> são diretamente dependentes da largura de banda reservada para a aplicação que estiver acessando o sistema. Além disso, serão adotadas estratégias para economia de memória RAM pelo servidor, na medida do possível.</text:p>
      <text:p text:style-name="P6"><text:span text:style-name="T9">Prioridade:<text:tab/></text:span><text:span text:style-name="T4">▫</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h text:style-name="P20" text:outline-level="3" text:is-list-header="true">[NF<text:variable-set text:name="NF" text:formula="ooow:NF + 1" office:value-type="float" office:value="4" style:data-style-name="N106">004</text:variable-set>] Confiabilidade</text:h>
      <text:p text:style-name="Text_20_body">A confiabilidade é um fator essencial para o sucesso do projeto para que possa ser aplicado em diferentes áreas do conhecimento mantendo-se a consistência dos dados e relacionamentos.</text:p>
      <text:p text:style-name="P6"><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h text:style-name="P20" text:outline-level="3" text:is-list-header="true">[NF<text:variable-set text:name="NF" text:formula="ooow:NF + 1" office:value-type="float" office:value="5" style:data-style-name="N106">005</text:variable-set>] Segurança dos Dados</text:h>
      <text:p text:style-name="Text_20_body">A segurança dos dados é um fator essencial para o sucesso do projeto uma vez que o sistema poderá auxiliar na manipulação de dados sigilosos e de risco.</text:p>
      <text:p text:style-name="P6"><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h text:style-name="P20" text:outline-level="3" text:is-list-header="true"><text:soft-page-break/>[NF<text:variable-set text:name="NF" text:formula="ooow:NF + 1" office:value-type="float" office:value="6" style:data-style-name="N106">006</text:variable-set>] Manutenibilidade</text:h>
      <text:p text:style-name="Text_20_body">A manutenibilidade do sistema é um fator de extrema importância por se tratar de um sistema próprio para expansão, de forma a tornar-se robusto e, opcionalmente, um sistema integrado. Para isso, serão padronizadas e generalizadas várias funcionalidades para se ter fácil manutenção de qualquer entidade. Além disso, as funcionalidades gerais deverão ser genéricas o suficiente para reconhecer novas entidades sem precisar de nenhuma modificação.</text:p>
      <text:p text:style-name="P6"><text:span text:style-name="T9">Prioridade:<text:tab/></text:span><text:span text:style-name="T5">▪</text:span><text:span text:style-name="T7"> </text:span><text:span text:style-name="T7"><text:reference-ref text:reference-format="text" text:ref-name="Essencial">Essencial</text:reference-ref></text:span><text:span text:style-name="T7"><text:tab/></text:span><text:span text:style-name="T4">▫</text:span><text:span text:style-name="T7"> </text:span><text:span text:style-name="T7"><text:reference-ref text:reference-format="text" text:ref-name="Importante">Importante</text:reference-ref></text:span><text:span text:style-name="T7"><text:tab/></text:span><text:span text:style-name="T4">▫</text:span><text:span text:style-name="T8"> </text:span><text:span text:style-name="T8"><text:reference-ref text:reference-format="text" text:ref-name="Desejável">Desejável</text:reference-ref></text:span></text:p>
      <text:h text:style-name="Heading_20_1" text:outline-level="1"><text:reference-mark-start text:name="Referências"/>Referências<text:reference-mark-end text:name="Referências"/></text:h>
      <text:p text:style-name="P12">Padrões e Recomendações Adotados:</text:p>
      <text:p text:style-name="P7"><text:reference-mark-start text:name="W3C"/><text:span text:style-name="T13">[</text:span><text:span text:style-name="T13"><text:variable-set text:name="Referencia" text:formula="ooow:Referencia + 1" office:value-type="float" office:value="1" style:data-style-name="N1">1</text:variable-set></text:span><text:span text:style-name="T13">]</text:span><text:reference-mark-end text:name="W3C"/><text:span text:style-name="T13"> W3C (</text:span><text:span text:style-name="T14">Word Wide Web Consortium</text:span><text:span text:style-name="T13">): &lt;</text:span><text:a xlink:type="simple" xlink:href="http://www.w3.org/"><text:span text:style-name="T13">http://www.w3.org/</text:span></text:a><text:span text:style-name="T13">&gt;</text:span></text:p>
      <text:p text:style-name="P7"><text:reference-mark-start text:name="WAI"/><text:span text:style-name="T13">[</text:span><text:span text:style-name="T13"><text:variable-set text:name="Referencia" text:formula="ooow:Referencia + 1" office:value-type="float" office:value="2" style:data-style-name="N1">2</text:variable-set></text:span><text:span text:style-name="T13">]</text:span><text:reference-mark-end text:name="WAI"/><text:span text:style-name="T13"> WAI (</text:span><text:span text:style-name="T14">Web Accessibility Initiative</text:span><text:span text:style-name="T13">): &lt;</text:span><text:a xlink:type="simple" xlink:href="http://www.w3.org/WAI/"><text:span text:style-name="T13">http://www.w3.org/WAI/</text:span></text:a><text:span text:style-name="T13">&gt;</text:span></text:p>
      <text:p text:style-name="P9"><text:reference-mark-start text:name="WCAG"/><text:span text:style-name="T13">[</text:span><text:span text:style-name="T13"><text:variable-set text:name="Referencia" text:formula="ooow:Referencia + 1" office:value-type="float" office:value="3" style:data-style-name="N1">3</text:variable-set></text:span><text:span text:style-name="T13">]</text:span><text:reference-mark-end text:name="WCAG"/><text:span text:style-name="T13"> WCAG (</text:span><text:span text:style-name="T14">Web Content Accessibility Guidelines</text:span><text:span text:style-name="T13">):<text:tab/> &lt;</text:span><text:a xlink:type="simple" xlink:href="http://www.w3.org/TR/WAI-WEBCONTENT/"><text:span text:style-name="T13">http://www.w3.org/TR/WAI‑WEBCONTENT/</text:span></text:a><text:span text:style-name="T13">&g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1" svg:font-family="'Andale Sans UI'"/>
    <style:font-face style:name="StarSymbol" svg:font-family="StarSymbol"/>
    <style:font-face style:name="Monospace" svg:font-family="Monospace" style:font-pitch="fixed"/>
    <style:font-face style:name="DejaVu Serif" svg:font-family="'DejaVu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Andale Sans UI" style:font-size-complex="14pt"/>
    </style:style>
    <style:style style:name="Text_20_body" style:display-name="Text body" style:family="paragraph" style:parent-style-name="Standard" style:next-style-name="First_20_line_20_indent" style:class="text" style:master-page-name="">
      <style:paragraph-properties fo:margin-top="0cm" fo:margin-bottom="0.212cm" fo:text-align="justify" style:justify-single-word="false" fo:orphans="2" fo:widows="2" fo:hyphenation-ladder-count="no-limit" style:page-number="auto" fo:background-color="transparent">
        <style:background-image/>
      </style:paragraph-properties>
      <style:text-properties fo:hyphenate="true" fo:hyphenation-remain-char-count="2" fo:hyphenation-push-char-count="2"/>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Heading_20_1" style:display-name="Heading 1" style:family="paragraph" style:parent-style-name="Heading" style:next-style-name="Text_20_body" style:class="text" style:master-page-name="Standard" style:default-outline-level="1">
      <style:paragraph-properties style:page-number="auto"/>
      <style:text-properties fo:font-size="18pt"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top="5.001cm" fo:margin-bottom="1cm" fo:text-align="end"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3cm" fo:text-align="end" style:justify-single-word="false" style:page-number="auto"/>
      <style:text-properties fo:font-size="14pt" fo:font-style="normal" style:font-size-asian="14pt" style:font-style-asian="italic" style:font-size-complex="14pt" style:font-style-complex="italic"/>
    </style:style>
    <style:style style:name="Contents_20_Heading" style:display-name="Contents Heading" style:family="paragraph" style:parent-style-name="Heading" style:class="index" style:master-page-name="Index">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Nimbus Sans L1" fo:font-size="12pt" fo:font-weight="bold"/>
    </style:style>
    <style:style style:name="First_20_line_20_indent" style:display-name="First line indent" style:family="paragraph" style:parent-style-name="Text_20_body" style:class="text" style:master-page-name="">
      <style:paragraph-properties fo:margin-left="0cm" fo:margin-right="0cm" fo:text-indent="1.199cm" style:auto-text-indent="false" style:page-number="auto"/>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text-align="start" style:justify-single-word="false" style:page-number="auto" fo:background-color="transparent" fo:padding="0cm" fo:border="none"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12pt"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12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master-page-name="" style:default-outline-level="9">
      <style:paragraph-properties style:page-number="auto"/>
      <style:text-properties fo:font-size="12pt"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12pt"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 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 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Nimbus Sans 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Nimbus Sans L1"/>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Nimbus Sans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Nimbus Sans L1"/>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Nimbus Sans 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Nimbus Sans L1"/>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text-properties style:font-name="Nimbus Sans L1"/>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dotte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000080" style:text-underline-style="dotted" style:text-underline-width="auto" style:text-underline-color="font-color"/>
    </style:style>
    <style:style style:name="Index_20_Link" style:display-name="Index Link" style:family="text">
      <style:text-properties style:text-underline-style="dotte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5">
        <style:list-level-properties text:min-label-distance="0.381cm"/>
      </text:outline-level-style>
      <text:outline-level-style text:level="6" style:num-suffix="." style:num-format="1" text:display-levels="6">
        <style:list-level-properties text:min-label-distance="0.381cm"/>
      </text:outline-level-style>
      <text:outline-level-style text:level="7" style:num-suffix="." style:num-format="1" text:display-levels="7">
        <style:list-level-properties text:min-label-distance="0.381cm"/>
      </text:outline-level-style>
      <text:outline-level-style text:level="8" style:num-suffix="." style:num-format="1" text:display-levels="8">
        <style:list-level-properties text:min-label-distance="0.381cm"/>
      </text:outline-level-style>
      <text:outline-level-style text:level="9" style:num-suffix="." style:num-format="1" text:display-levels="9">
        <style:list-level-properties text:min-label-distance="0.381cm"/>
      </text:outline-level-style>
      <text:outline-level-style text:level="10" style:num-suffix="." style:num-format="1" text:display-levels="10">
        <style:list-level-properties text:min-label-distance="0.381cm"/>
      </text:outline-level-style>
    </text:outline-style>
    <text:list-style style:name="WW8Num2">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i"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Index" style:page-layout-name="Mpm2">
      <style:footer>
        <text:p text:style-name="MP1"><text:page-number text:select-page="current">14</text:page-number></text:p>
      </style:footer>
    </style:master-page>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0$Linux OpenOffice.org_project/300m9$Build-9358</meta:generator>
    <dc:title>Projeto SIMP</dc:title>
    <dc:subject>Documento de Requisitos do Projeto SIMP</dc:subject>
    <meta:initial-creator>Rubens Takiguti Ribeiro</meta:initial-creator>
    <meta:creation-date>2007-12-06T10:40:29</meta:creation-date>
    <dc:creator>Rubens Takiguti Ribeiro</dc:creator>
    <dc:date>2009-02-09T10:59:20</dc:date>
    <meta:editing-cycles>11</meta:editing-cycles>
    <meta:editing-duration>PT01H08M26S</meta:editing-duration>
    <meta:document-statistic meta:table-count="0" meta:image-count="0" meta:object-count="0" meta:page-count="18" meta:paragraph-count="286" meta:word-count="3188" meta:character-count="20621"/>
    <meta:user-defined meta:name="Info 1"/>
    <meta:user-defined meta:name="Info 2"/>
    <meta:user-defined meta:name="Info 3"/>
    <meta:user-defined meta:name="Info 4"/>
  </office:meta>
</office:document-meta>
</file>